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riments Result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28" calcext:value-type="float">
            <text:p>0.28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5.27" calcext:value-type="float">
            <text:p>5.27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4" calcext:value-type="float">
            <text:p>0.84</text:p>
          </table:table-cell>
          <table:table-cell office:value-type="float" office:value="91.82" calcext:value-type="float">
            <text:p>91.82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 redu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0.34" calcext:value-type="float">
            <text:p>0.34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27" calcext:value-type="float">
            <text:p>0.27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32" calcext:value-type="float">
            <text:p>0.32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3" calcext:value-type="float">
            <text:p>0.8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3" calcext:value-type="float">
            <text:p>0.83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7" calcext:value-type="float">
            <text:p>0.87</text:p>
          </table:table-cell>
          <table:table-cell office:value-type="float" office:value="116.78" calcext:value-type="float">
            <text:p>116.7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" calcext:value-type="float">
            <text:p>0.8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5" calcext:value-type="float">
            <text:p>0.65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4" calcext:value-type="float">
            <text:p>0.84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9" calcext:value-type="float">
            <text:p>0.79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 S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38" calcext:value-type="float">
            <text:p>0.38</text:p>
          </table:table-cell>
          <table:table-cell office:value-type="float" office:value="216.59" calcext:value-type="float">
            <text:p>216.59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31" calcext:value-type="float">
            <text:p>0.31</text:p>
          </table:table-cell>
          <table:table-cell office:value-type="float" office:value="482.66" calcext:value-type="float">
            <text:p>482.66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172.58" calcext:value-type="float">
            <text:p>172.58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370.43" calcext:value-type="float">
            <text:p>370.43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79" calcext:value-type="float">
            <text:p>0.79</text:p>
          </table:table-cell>
          <table:table-cell office:value-type="float" office:value="91.13" calcext:value-type="float">
            <text:p>91.13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220.76" calcext:value-type="float">
            <text:p>220.7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76" calcext:value-type="float">
            <text:p>0.76</text:p>
          </table:table-cell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7" calcext:value-type="float">
            <text:p>0.87</text:p>
          </table:table-cell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55.82" calcext:value-type="float">
            <text:p>55.82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TF-IDF S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58" calcext:value-type="float">
            <text:p>0.58</text:p>
          </table:table-cell>
          <table:table-cell office:value-type="float" office:value="208.64" calcext:value-type="float">
            <text:p>208.64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77" calcext:value-type="float">
            <text:p>0.77</text:p>
          </table:table-cell>
          <table:table-cell office:value-type="float" office:value="457.16" calcext:value-type="float">
            <text:p>457.16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86" calcext:value-type="float">
            <text:p>0.86</text:p>
          </table:table-cell>
          <table:table-cell office:value-type="float" office:value="69.63" calcext:value-type="float">
            <text:p>69.63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7" calcext:value-type="float">
            <text:p>0.87</text:p>
          </table:table-cell>
          <table:table-cell office:value-type="float" office:value="189.32" calcext:value-type="float">
            <text:p>189.32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84" calcext:value-type="float">
            <text:p>0.84</text:p>
          </table:table-cell>
          <table:table-cell office:value-type="float" office:value="87.12" calcext:value-type="float">
            <text:p>87.12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5" calcext:value-type="float">
            <text:p>0.85</text:p>
          </table:table-cell>
          <table:table-cell office:value-type="float" office:value="215.73" calcext:value-type="float">
            <text:p>215.7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 Redu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1" calcext:value-type="float">
            <text:p>0.71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9" calcext:value-type="float">
            <text:p>0.49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6" calcext:value-type="float">
            <text:p>0.86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0.83" calcext:value-type="float">
            <text:p>0.83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6" calcext:value-type="float">
            <text:p>0.6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5" calcext:value-type="float">
            <text:p>0.8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.83</text:p>
          </table:table-cell>
          <table:table-cell office:value-type="float" office:value="34.28" calcext:value-type="float">
            <text:p>34.2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4" calcext:value-type="float">
            <text:p>0.64</text:p>
          </table:table-cell>
          <table:table-cell office:value-type="float" office:value="77.12" calcext:value-type="float">
            <text:p>77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2:03:37.896920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02:25.767796157</meta:creation-date>
    <dc:date>2019-11-10T14:09:00.832046242</dc:date>
    <meta:editing-duration>PT1H45M49S</meta:editing-duration>
    <meta:editing-cycles>37</meta:editing-cycles>
    <meta:generator>LibreOffice/6.2.8.2$Linux_X86_64 LibreOffice_project/20$Build-2</meta:generator>
    <meta:document-statistic meta:table-count="1" meta:cell-count="218" meta:object-count="0"/>
  </office:meta>
</office:document-meta>
</file>